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1ded8" officeooo:paragraph-rsid="0011ded8"/>
    </style:style>
    <style:style style:name="T1" style:family="text">
      <style:text-properties fo:color="#c9211e" loext:opacity="100%"/>
    </style:style>
    <style:style style:name="T2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2.168.50.100/24</text:p>
      <text:p text:style-name="P1">255.255.255.0</text:p>
      <text:p text:style-name="P1"><text:span text:style-name="T1">11000000.10101000.00110010</text:span>.01100100</text:p>
      <text:p text:style-name="P1">11111111.11111111.11111111.00000000</text:p>
      <text:p text:style-name="P1"><text:span text:style-name="T1">11000000.10101000.00110010</text:span>.11111111 192.168.50.255</text:p>
      <text:p text:style-name="P1"><text:span text:style-name="T1">11000000.10101000.00110010</text:span>.00000000 192.168.50.0</text:p>
      <text:p text:style-name="P1">256 – 2 = 254</text:p>
      <text:p text:style-name="P1"/>
      <text:p text:style-name="P1">192.168.50.100/25</text:p>
      <text:p text:style-name="P1">255.255.255.128</text:p>
      <text:p text:style-name="P1"><text:span text:style-name="T1">11000000.10101000.00110010.0</text:span>1100100</text:p>
      <text:p text:style-name="P1">11111111.11111111.11111111.10000000</text:p>
      <text:p text:style-name="P1"><text:span text:style-name="T1">11000000.10101000.00110010.0</text:span>1111111 192.168.50.127</text:p>
      <text:p text:style-name="P1"><text:span text:style-name="T1">11000000.10101000.00110010.0</text:span>0000000 192.168.50.0</text:p>
      <text:p text:style-name="P1">128-2= 126</text:p>
      <text:p text:style-name="P1"/>
      <text:p text:style-name="P1">192.168.50.130/25</text:p>
      <text:p text:style-name="P1">255.255.255.128</text:p>
      <text:p text:style-name="P1"><text:span text:style-name="T1">11000000.10101000.00110010.1</text:span>0000010</text:p>
      <text:p text:style-name="P1">11111111.11111111.11111111.10000000</text:p>
      <text:p text:style-name="P1"><text:span text:style-name="T1">11000000.10101000.00110010.1</text:span><text:span text:style-name="T2">1111111 192.168.50.255</text:span></text:p>
      <text:p text:style-name="P1"><text:span text:style-name="T1">11000000.10101000.00110010.1</text:span><text:span text:style-name="T2">0000000 192.168.50.128</text:span></text:p>
      <text:p text:style-name="P1">128-2= 126</text:p>
      <text:p text:style-name="P1"/>
      <text:p text:style-name="P1">192.168.50.0-127 192.168.50.128-255</text:p>
      <text:p text:style-name="P1"/>
      <text:p text:style-name="P1">192.168.50.100/23</text:p>
      <text:p text:style-name="P1">255.255.254.0</text:p>
      <text:p text:style-name="P1"><text:span text:style-name="T1">11000000.10101000.0011001</text:span><text:span text:style-name="T2">0.0</text:span>1100100</text:p>
      <text:p text:style-name="P1">11111111.111111111.11111110.00000000</text:p>
      <text:p text:style-name="P1"><text:span text:style-name="T1">11000000.10101000.0011001</text:span><text:span text:style-name="T2">1.11111111 192.168.51.255</text:span></text:p>
      <text:p text:style-name="P1"><text:span text:style-name="T1">11000000.10101000.0011001</text:span><text:span text:style-name="T2">0.00000000 192.168.50.0</text:span></text:p>
      <text:p text:style-name="P1">512-2 = 510</text:p>
      <text:p text:style-name="P1"/>
      <text:p text:style-name="P1">192.168.50.100/22</text:p>
      <text:p text:style-name="P1">255.255.252.0</text:p>
      <text:p text:style-name="P1"><text:span text:style-name="T1">11000000.10101000.001100</text:span><text:span text:style-name="T2">10.0</text:span>1100100</text:p>
      <text:p text:style-name="P1">11111111.111111111.11111100.00000000</text:p>
      <text:p text:style-name="P1"><text:span text:style-name="T1">11000000.10101000.001100</text:span><text:span text:style-name="T2">11.11111111 192.168.51.255</text:span></text:p>
      <text:p text:style-name="P1"><text:span text:style-name="T1">11000000.10101000.001100</text:span><text:span text:style-name="T2">00.00000000 192.168.48.0</text:span></text:p>
      <text:p text:style-name="P1">1024 -2 <text:s/>= 1022</text:p>
      <text:p text:style-name="P1"/>
      <text:p text:style-name="P1">128</text:p>
      <text:p text:style-name="P1">64</text:p>
      <text:p text:style-name="P1">32</text:p>
      <text:p text:style-name="P1">16</text:p>
      <text:p text:style-name="P1">8</text:p>
      <text:p text:style-name="P1">4</text:p>
      <text:p text:style-name="P1">2</text:p>
      <text:p text:style-name="P1">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0:52:53.531515152</meta:creation-date>
    <dc:date>2024-05-28T11:42:32.765858229</dc:date>
    <meta:editing-duration>PT49M40S</meta:editing-duration>
    <meta:editing-cycles>1</meta:editing-cycles>
    <meta:document-statistic meta:table-count="0" meta:image-count="0" meta:object-count="0" meta:page-count="1" meta:paragraph-count="44" meta:word-count="65" meta:character-count="1105" meta:non-whitespace-character-count="1082"/>
    <meta:generator>LibreOffice/7.6.4.1$MacOSX_AARCH64 LibreOffice_project/e19e193f88cd6c0525a17fb7a176ed8e6a3e2aa1</meta:generator>
  </office:meta>
</office:document-meta>
</file>